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444cm" fo:min-width="6.101cm"/>
    </style:style>
    <style:style style:name="gr2" style:family="graphic" style:parent-style-name="standard">
      <style:graphic-properties draw:textarea-horizontal-align="justify" draw:textarea-vertical-align="middle" draw:auto-grow-height="false" fo:min-height="1.703cm" fo:min-width="3.201cm"/>
    </style:style>
    <style:style style:name="gr3" style:family="graphic" style:parent-style-name="standard">
      <style:graphic-properties draw:textarea-horizontal-align="justify" draw:textarea-vertical-align="middle" draw:auto-grow-height="false" fo:min-height="1.307cm" fo:min-width="11.259cm" fo:wrap-option="no-wrap"/>
    </style:style>
    <style:style style:name="gr4" style:family="graphic" style:parent-style-name="standard">
      <style:graphic-properties draw:fill-color="#72bf44" draw:textarea-horizontal-align="justify" draw:textarea-vertical-align="middle" draw:auto-grow-height="false" fo:min-height="1.094cm" fo:min-width="0.914cm"/>
    </style:style>
    <style:style style:name="gr5" style:family="graphic" style:parent-style-name="standard">
      <style:graphic-properties draw:fill-color="#f58220" draw:textarea-horizontal-align="justify" draw:textarea-vertical-align="middle" draw:auto-grow-height="false" fo:min-height="1.378cm" fo:min-width="1.268cm"/>
    </style:style>
    <style:style style:name="gr6" style:family="graphic" style:parent-style-name="standard">
      <style:graphic-properties draw:textarea-horizontal-align="justify" draw:textarea-vertical-align="middle" draw:auto-grow-height="false" fo:min-height="2.75cm" fo:min-width="3cm"/>
    </style:style>
    <style:style style:name="gr7" style:family="graphic" style:parent-style-name="standard">
      <style:graphic-properties draw:textarea-horizontal-align="justify" draw:textarea-vertical-align="middle" draw:auto-grow-height="false" fo:min-height="2.05cm" fo:min-width="4cm"/>
    </style:style>
    <style:style style:name="gr8" style:family="graphic" style:parent-style-name="standard">
      <style:graphic-properties draw:fill-color="#eeeeee" draw:textarea-horizontal-align="justify" draw:textarea-vertical-align="top" draw:auto-grow-height="false" fo:min-height="5.95cm" fo:min-width="10.1cm"/>
    </style:style>
    <style:style style:name="gr9" style:family="graphic" style:parent-style-name="standard">
      <style:graphic-properties draw:textarea-horizontal-align="justify" draw:textarea-vertical-align="middle" draw:auto-grow-height="false" fo:min-height="4.35cm" fo:min-width="4.1cm"/>
    </style:style>
    <style:style style:name="gr10" style:family="graphic" style:parent-style-name="standard">
      <style:graphic-properties draw:textarea-horizontal-align="justify" draw:textarea-vertical-align="middle" draw:auto-grow-height="false" fo:min-height="2.051cm" fo:min-width="2.878cm"/>
    </style:style>
    <style:style style:name="gr11" style:family="graphic" style:parent-style-name="objectwithoutfill">
      <style:graphic-properties svg:stroke-width="0.053cm" draw:marker-start-width="0.279cm" draw:marker-end="Arrow" draw:marker-end-width="0.379cm" svg:stroke-opacity="50%" draw:fill="none" draw:textarea-vertical-align="middle" fo:padding-top="0.151cm" fo:padding-bottom="0.151cm" fo:padding-left="0.276cm" fo:padding-right="0.276cm"/>
    </style:style>
    <style:style style:name="P1" style:family="paragraph">
      <style:paragraph-properties fo:text-align="center"/>
    </style:style>
    <style:style style:name="P2" style:family="paragraph">
      <loext:graphic-properties draw:fill-color="#72bf44"/>
      <style:paragraph-properties fo:text-align="center"/>
    </style:style>
    <style:style style:name="P3" style:family="paragraph">
      <loext:graphic-properties draw:fill-color="#f58220"/>
      <style:paragraph-properties fo:text-align="center"/>
    </style:style>
    <style:style style:name="P4" style:family="paragraph">
      <loext:graphic-properties draw:fill-color="#eeeeee"/>
      <style:paragraph-properties fo:text-align="center"/>
    </style:style>
    <style:style style:name="P5"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xml:id="id5" draw:id="id5" draw:layer="layout" svg:width="6.6cm" svg:height="7cm" svg:x="21.5cm" svg:y="12.5cm">
          <text:p text:style-name="P1">ElasticSearch</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7" draw:id="id7" draw:layer="layout" svg:width="3.7cm" svg:height="3.7cm" svg:x="15.7cm" svg:y="14.9cm">
          <text:p text:style-name="P1">Redi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layer="layout" svg:width="18cm" svg:height="2.4cm" draw:transform="rotate (0.477696616270848) translate (0.6cm 10.3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1" draw:id="id1" draw:layer="layout" svg:width="2cm" svg:height="1.9cm" svg:x="1.5cm" svg:y="6.9cm">
          <text:p text:style-name="P1">US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3" xml:id="id11" draw:id="id11" draw:layer="layout" svg:width="2.5cm" svg:height="2.3cm" svg:x="2.5cm" svg:y="3.5cm">
          <text:p text:style-name="P1">ADMI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1" xml:id="id10" draw:id="id10" draw:layer="layout" svg:width="3.5cm" svg:height="3cm" svg:x="7.3cm" svg:y="1.7cm">
          <text:p text:style-name="P1">Google</text:p>
          <draw:enhanced-geometry svg:viewBox="0 0 21600 21600" draw:glue-points="10800 0 0 10800 10800 21600 21600 10800" draw:type="flowchart-process" draw:enhanced-path="M 0 0 L 21600 0 21600 21600 0 21600 0 0 Z N"/>
        </draw:custom-shape>
        <draw:custom-shape draw:style-name="gr7" draw:text-style-name="P1" xml:id="id2" draw:id="id2" draw:layer="layout" svg:width="4.5cm" svg:height="2.3cm" svg:x="11.5cm" svg:y="7.8cm">
          <text:p text:style-name="P1">Serveur Web</text:p>
          <draw:enhanced-geometry svg:viewBox="0 0 21600 21600" draw:glue-points="10800 0 0 10800 10800 21600 21600 10800" draw:type="flowchart-process" draw:enhanced-path="M 0 0 L 21600 0 21600 21600 0 21600 0 0 Z N"/>
        </draw:custom-shape>
        <draw:custom-shape draw:style-name="gr8" draw:text-style-name="P4" xml:id="id8" draw:id="id8" draw:layer="layout" svg:width="10.6cm" svg:height="6.2cm" svg:x="18.1cm" svg:y="3.4cm">
          <text:p text:style-name="P1">Node</text:p>
          <draw:enhanced-geometry svg:viewBox="0 0 21600 21600" draw:glue-points="10800 0 0 10800 10800 21600 21600 10800" draw:type="flowchart-process" draw:enhanced-path="M 0 0 L 21600 0 21600 21600 0 21600 0 0 Z N"/>
        </draw:custom-shape>
        <draw:custom-shape draw:style-name="gr9" draw:text-style-name="P1" xml:id="id6" draw:id="id6" draw:layer="layout" svg:width="4.6cm" svg:height="4.6cm" svg:x="18.8cm" svg:y="4.5cm">
          <text:p text:style-name="P1">Backoffice</text:p>
          <draw:enhanced-geometry svg:viewBox="0 0 21600 21600" draw:glue-points="10800 0 0 10800 10800 21600 21600 10800" draw:type="flowchart-process" draw:enhanced-path="M 0 0 L 21600 0 21600 21600 0 21600 0 0 Z N"/>
        </draw:custom-shape>
        <draw:custom-shape draw:style-name="gr9" draw:text-style-name="P1" xml:id="id4" draw:id="id4" draw:layer="layout" svg:width="4.6cm" svg:height="4.6cm" svg:x="23.8cm" svg:y="4.5cm">
          <text:p text:style-name="P1">API</text:p>
          <draw:enhanced-geometry svg:viewBox="0 0 21600 21600" draw:glue-points="10800 0 0 10800 10800 21600 21600 10800" draw:type="flowchart-process" draw:enhanced-path="M 0 0 L 21600 0 21600 21600 0 21600 0 0 Z N"/>
        </draw:custom-shape>
        <draw:custom-shape draw:style-name="gr10" draw:text-style-name="P1" xml:id="id3" draw:id="id3" draw:layer="layout" svg:width="6.4cm" svg:height="2.3cm" svg:x="4.671cm" svg:y="12.816cm">
          <text:p text:style-name="P1">publicPath</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0" draw:text-style-name="P1" xml:id="id9" draw:id="id9" draw:layer="layout" svg:width="6.4cm" svg:height="2.3cm" svg:x="4.6cm" svg:y="15.8cm">
          <text:p text:style-name="P1">UploadPath</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11" draw:text-style-name="P5" draw:layer="layout" draw:type="line" svg:x1="3.5cm" svg:y1="7.85cm" svg:x2="11.5cm" svg:y2="8.95cm" draw:start-shape="id1" draw:start-glue-point="10" draw:end-shape="id2" svg:d="M3500 7850l8000 1100" svg:viewBox="0 0 8001 1101">
          <text:p text:style-name="P1">Accès front</text:p>
        </draw:connector>
        <draw:connector draw:style-name="gr11" draw:text-style-name="P5" draw:layer="layout" draw:type="line" svg:x1="13.75cm" svg:y1="10.1cm" svg:x2="11.071cm" svg:y2="13.966cm" draw:start-shape="id2" draw:start-glue-point="6" draw:end-shape="id3" svg:d="M13750 10100l-2679 3866" svg:viewBox="0 0 2680 3867">
          <text:p text:style-name="P1">Fichiers front</text:p>
        </draw:connector>
        <draw:connector draw:style-name="gr11" draw:text-style-name="P5" draw:layer="layout" draw:type="line" svg:x1="26.1cm" svg:y1="9.1cm" svg:x2="24.8cm" svg:y2="12.5cm" draw:start-shape="id4" draw:start-glue-point="6" draw:end-shape="id5" svg:d="M26100 9100l-1300 3400" svg:viewBox="0 0 1301 3401">
          <text:p text:style-name="P1">Search</text:p>
        </draw:connector>
        <draw:connector draw:style-name="gr11" draw:text-style-name="P5" draw:layer="layout" draw:type="line" svg:x1="21.1cm" svg:y1="9.1cm" svg:x2="24.8cm" svg:y2="12.5cm" draw:start-shape="id6" draw:start-glue-point="6" draw:end-shape="id5" draw:end-glue-point="5" svg:d="M21100 9100l3700 3400" svg:viewBox="0 0 3701 3401">
          <text:p text:style-name="P1">Data</text:p>
        </draw:connector>
        <draw:connector draw:style-name="gr11" draw:text-style-name="P5" draw:layer="layout" draw:type="line" svg:x1="21.1cm" svg:y1="9.1cm" svg:x2="17.55cm" svg:y2="14.9cm" draw:start-shape="id6" draw:start-glue-point="6" draw:end-shape="id7" draw:end-glue-point="5" svg:d="M21100 9100l-3550 5800" svg:viewBox="0 0 3551 5801">
          <text:p text:style-name="P1"/>
        </draw:connector>
        <draw:connector draw:style-name="gr11" draw:text-style-name="P5" draw:layer="layout" draw:type="line" svg:x1="16cm" svg:y1="8.95cm" svg:x2="18.1cm" svg:y2="6.5cm" draw:start-shape="id2" draw:start-glue-point="7" draw:end-shape="id8" draw:end-glue-point="5" svg:d="M16000 8950l2100-2450" svg:viewBox="0 0 2101 2451">
          <text:p text:style-name="P1">Proxy</text:p>
        </draw:connector>
        <draw:connector draw:style-name="gr11" draw:text-style-name="P5" draw:layer="layout" draw:type="line" svg:x1="21.1cm" svg:y1="9.1cm" svg:x2="11cm" svg:y2="16.95cm" draw:start-shape="id6" draw:start-glue-point="6" draw:end-shape="id9" svg:d="M21100 9100l-10100 7850" svg:viewBox="0 0 10101 7851">
          <text:p text:style-name="P1">Copie upload</text:p>
        </draw:connector>
        <draw:connector draw:style-name="gr11" draw:text-style-name="P5" draw:layer="layout" draw:type="line" svg:x1="21.1cm" svg:y1="9.1cm" svg:x2="11.071cm" svg:y2="13.966cm" draw:start-shape="id6" draw:start-glue-point="6" draw:end-shape="id3" draw:end-glue-point="8" svg:d="M21100 9100l-10029 4866" svg:viewBox="0 0 10030 4867">
          <text:p text:style-name="P1">Build</text:p>
        </draw:connector>
        <draw:connector draw:style-name="gr11" draw:text-style-name="P5" draw:layer="layout" draw:type="line" svg:x1="21.1cm" svg:y1="4.5cm" svg:x2="10.8cm" svg:y2="3.2cm" draw:start-shape="id6" draw:start-glue-point="4" draw:end-shape="id10" draw:end-glue-point="7" svg:d="M21100 4500l-10300-1300" svg:viewBox="0 0 10301 1301">
          <text:p text:style-name="P1">Download</text:p>
        </draw:connector>
        <draw:connector draw:style-name="gr11" draw:text-style-name="P5" draw:layer="layout" draw:type="line" svg:x1="5cm" svg:y1="4.65cm" svg:x2="11.5cm" svg:y2="8.95cm" draw:start-shape="id11" draw:start-glue-point="10" draw:end-shape="id2" draw:end-glue-point="5" svg:d="M5000 4650l6500 4300" svg:viewBox="0 0 6501 4301">
          <text:p text:style-name="P1">Accès backoffice</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6T08:23:36.715873748</meta:creation-date>
    <dc:date>2018-09-16T08:45:04.350041365</dc:date>
    <meta:editing-duration>PT11M6S</meta:editing-duration>
    <meta:editing-cycles>3</meta:editing-cycles>
    <meta:generator>LibreOffice/6.0.3.2$Linux_X86_64 LibreOffice_project/00m0$Build-2</meta:generator>
    <meta:document-statistic meta:object-count="22"/>
  </office:meta>
</office:document-meta>
</file>